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3"/>
    <style:style style:name="ce4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PCB Calculator: https://www.digikey.com/en/resources/conversion-calculators/conversion-calculator-pcb-trace-widt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oz cop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A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C ris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3.6mm power trac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oz cop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A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C ris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mm power trac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sfet courtyard</text:p>
          </table:table-cell>
          <table:table-cell office:value-type="float" office:value="11.3" calcext:value-type="float">
            <text:p>11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ce spacing</text:p>
          </table:table-cell>
          <table:table-cell office:value-type="float" office:value="0.56" calcext:value-type="float">
            <text:p>0.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13:.B14])" office:value-type="float" office:value="11.86" calcext:value-type="float">
            <text:p>11.8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ld distance</text:p>
          </table:table-cell>
          <table:table-cell office:value-type="float" office:value="19.141" calcext:value-type="float">
            <text:p>19.1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distance</text:p>
          </table:table-cell>
          <table:table-cell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avings</text:p>
          </table:table-cell>
          <table:table-cell table:style-name="ce1" table:formula="of:=[.B17]-[.B18]" office:value-type="float" office:value="6.641" calcext:value-type="float">
            <text:p>6.64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[.B19]*8" office:value-type="float" office:value="53.128" calcext:value-type="float">
            <text:p>53.128</text:p>
          </table:table-cell>
          <table:table-cell office:value-type="string" calcext:value-type="string">
            <text:p>!!!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x pos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0</text:p>
          </table:table-cell>
          <table:table-cell table:formula="of:=[.B24]" office:value-type="float" office:value="43" calcext:value-type="float">
            <text:p>43</text:p>
          </table:table-cell>
          <table:table-cell table:formula="of:=[.C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1</text:p>
          </table:table-cell>
          <table:table-cell table:formula="of:=[.B25]+[.B$18]" office:value-type="float" office:value="55.5" calcext:value-type="float">
            <text:p>55.5</text:p>
          </table:table-cell>
          <table:table-cell table:formula="of:=[.C25]+[.B$18]" office:value-type="float" office:value="12.5" calcext:value-type="float">
            <text:p>1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2</text:p>
          </table:table-cell>
          <table:table-cell table:formula="of:=[.B26]+[.B$18]" office:value-type="float" office:value="68" calcext:value-type="float">
            <text:p>68</text:p>
          </table:table-cell>
          <table:table-cell table:formula="of:=[.C26]+[.B$18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3</text:p>
          </table:table-cell>
          <table:table-cell table:formula="of:=[.B27]+[.B$18]" office:value-type="float" office:value="80.5" calcext:value-type="float">
            <text:p>80.5</text:p>
          </table:table-cell>
          <table:table-cell table:formula="of:=[.C27]+[.B$18]" office:value-type="float" office:value="37.5" calcext:value-type="float">
            <text:p>3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4</text:p>
          </table:table-cell>
          <table:table-cell table:formula="of:=[.B28]+[.B$18]" office:value-type="float" office:value="93" calcext:value-type="float">
            <text:p>93</text:p>
          </table:table-cell>
          <table:table-cell table:formula="of:=[.C28]+[.B$18]" office:value-type="float" office:value="50" calcext:value-type="float">
            <text:p>50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5</text:p>
          </table:table-cell>
          <table:table-cell table:formula="of:=[.B29]+[.B$18]" office:value-type="float" office:value="105.5" calcext:value-type="float">
            <text:p>105.5</text:p>
          </table:table-cell>
          <table:table-cell table:formula="of:=[.C29]+[.B$18]" office:value-type="float" office:value="62.5" calcext:value-type="float">
            <text:p>62.5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1.912" calcext:value-type="float">
            <text:p>1.912</text:p>
          </table:table-cell>
          <table:table-cell office:value-type="float" office:value="1.578" calcext:value-type="float">
            <text:p>1.578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ch6</text:p>
          </table:table-cell>
          <table:table-cell table:formula="of:=[.B30]+[.B$18]" office:value-type="float" office:value="118" calcext:value-type="float">
            <text:p>118</text:p>
          </table:table-cell>
          <table:table-cell table:formula="of:=[.C30]+[.B$18]" office:value-type="float" office:value="75" calcext:value-type="float">
            <text:p>75</text:p>
          </table:table-cell>
          <table:table-cell/>
          <table:table-cell office:value-type="string" calcext:value-type="string">
            <text:p>range</text:p>
          </table:table-cell>
          <table:table-cell table:formula="of:=[.F29]-[.F30]" office:value-type="float" office:value="1.388" calcext:value-type="float">
            <text:p>1.388</text:p>
          </table:table-cell>
          <table:table-cell table:formula="of:=[.G29]-[.G30]" office:value-type="float" office:value="1.722" calcext:value-type="float">
            <text:p>1.722</text:p>
          </table:table-cell>
          <table:table-cell table:formula="of:=[.H29]-[.H30]"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ch7</text:p>
          </table:table-cell>
          <table:table-cell table:formula="of:=[.B31]+[.B$18]" office:value-type="float" office:value="130.5" calcext:value-type="float">
            <text:p>130.5</text:p>
          </table:table-cell>
          <table:table-cell table:formula="of:=[.C31]+[.B$18]" office:value-type="float" office:value="87.5" calcext:value-type="float">
            <text:p>87.5</text:p>
          </table:table-cell>
          <table:table-cell/>
          <table:table-cell office:value-type="string" calcext:value-type="string">
            <text:p>adc resolution</text:p>
          </table:table-cell>
          <table:table-cell table:style-name="ce3" table:formula="of:=[.F29]/(2^15)" office:value-type="float" office:value="0.0001007080078125" calcext:value-type="float">
            <text:p>0.0001</text:p>
          </table:table-cell>
          <table:table-cell table:style-name="ce3" table:formula="of:=[.G29]/(2^15)" office:value-type="float" office:value="0.0001007080078125" calcext:value-type="float">
            <text:p>0.0001</text:p>
          </table:table-cell>
          <table:table-cell table:style-name="ce3" table:formula="of:=[.H29]/(2^15)" office:value-type="float" office:value="0.000152587890625" calcext:value-type="float">
            <text:p>0.0002</text:p>
          </table:table-cell>
        </table:table-row>
        <table:table-row table:style-name="ro1">
          <table:table-cell office:value-type="string" calcext:value-type="string">
            <text:p>ch8</text:p>
          </table:table-cell>
          <table:table-cell table:formula="of:=[.B32]+[.B$18]" office:value-type="float" office:value="143" calcext:value-type="float">
            <text:p>143</text:p>
          </table:table-cell>
          <table:table-cell table:formula="of:=[.C32]+[.B$18]" office:value-type="float" office:value="100" calcext:value-type="float">
            <text:p>100</text:p>
          </table:table-cell>
          <table:table-cell/>
          <table:table-cell office:value-type="string" calcext:value-type="string">
            <text:p>steps</text:p>
          </table:table-cell>
          <table:table-cell table:style-name="ce4" table:formula="of:=[.F31]/[.F32]" office:value-type="float" office:value="13782.4193939394" calcext:value-type="float">
            <text:p>13,782</text:p>
          </table:table-cell>
          <table:table-cell table:style-name="ce4" table:formula="of:=[.G31]/[.G32]" office:value-type="float" office:value="17098.9381818182" calcext:value-type="float">
            <text:p>17,099</text:p>
          </table:table-cell>
          <table:table-cell table:style-name="ce4" table:formula="of:=[.H31]/[.H32]" office:value-type="float" office:value="17104.896" calcext:value-type="float">
            <text:p>17,105</text:p>
          </table:table-cell>
        </table:table-row>
        <table:table-row table:style-name="ro1">
          <table:table-cell office:value-type="string" calcext:value-type="string">
            <text:p>ch9</text:p>
          </table:table-cell>
          <table:table-cell table:formula="of:=[.B33]+[.B$18]" office:value-type="float" office:value="155.5" calcext:value-type="float">
            <text:p>155.5</text:p>
          </table:table-cell>
          <table:table-cell table:formula="of:=[.C33]+[.B$18]" office:value-type="float" office:value="112.5" calcext:value-type="float">
            <text:p>11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10</text:p>
          </table:table-cell>
          <table:table-cell table:formula="of:=[.B34]+[.B$18]" office:value-type="float" office:value="168" calcext:value-type="float">
            <text:p>168</text:p>
          </table:table-cell>
          <table:table-cell table:formula="of:=[.C34]+[.B$18]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11</text:p>
          </table:table-cell>
          <table:table-cell table:formula="of:=[.B35]+[.B$18]" office:value-type="float" office:value="180.5" calcext:value-type="float">
            <text:p>180.5</text:p>
          </table:table-cell>
          <table:table-cell table:formula="of:=[.C35]+[.B$18]" office:value-type="float" office:value="137.5" calcext:value-type="float">
            <text:p>137.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 style:data-style-name="N2" text:time-value="19:41:05.52926637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8-16T07:41:31.089127205</meta:creation-date>
    <dc:date>2024-08-16T21:21:34.000289330</dc:date>
    <meta:editing-duration>PT1H20M10S</meta:editing-duration>
    <meta:editing-cycles>5</meta:editing-cycles>
    <meta:generator>LibreOffice/7.2.2.2$MacOSX_X86_64 LibreOffice_project/02b2acce88a210515b4a5bb2e46cbfb63fe97d56</meta:generator>
    <meta:document-statistic meta:table-count="1" meta:cell-count="84" meta:object-count="0"/>
  </office:meta>
</office:document-meta>
</file>